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ProgressEvent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rogressEvent.CopyProgressEvent( byte [ ] buffer , long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rogressEvent.getRead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rogressEvent.getTotalRead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rogressEvent.CopyProgress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pyProgressEvent.CopyProgressEvent( byte [ ] buffer , int read , long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rogressEvent.update( byte [ ] buffer , int read , long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